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ϕ</mo>
      <mrow>
        <mo stretchy="false">(</mo>
        <mrow>
          <mrow>
            <mstyle mathvariant="bold">
              <mrow>
                <mrow>
                  <mi>r</mi>
                </mrow>
              </mrow>
            </mstyle>
            <mo stretchy="false">+</mo>
            <mo stretchy="false">Δ</mo>
          </mrow>
          <mstyle mathvariant="bold">
            <mrow>
              <mrow>
                <mi>r</mi>
              </mrow>
            </mrow>
          </mstyle>
        </mrow>
        <mo stretchy="false">)</mo>
      </mrow>
      <mrow>
        <mi/>
        <mo stretchy="false">=</mo>
        <mi/>
      </mrow>
      <msup>
        <mi>e</mi>
        <mrow>
          <mrow>
            <mo stretchy="false">(</mo>
            <mrow>
              <mo stretchy="false">Δ</mo>
              <mrow>
                <mstyle mathvariant="bold">
                  <mrow>
                    <mrow>
                      <mi>r</mi>
                    </mrow>
                  </mrow>
                </mstyle>
                <mo stretchy="false">⋅</mo>
                <mo stretchy="false">∇</mo>
              </mrow>
            </mrow>
            <mo stretchy="false">)</mo>
          </mrow>
          <mi/>
          <mo stretchy="false">ϕ</mo>
          <mrow>
            <mo stretchy="false">(</mo>
            <mrow>
              <mstyle mathvariant="bold">
                <mrow>
                  <mrow>
                    <mi>r</mi>
                  </mrow>
                </mrow>
              </mstyle>
            </mrow>
            <mo stretchy="false">)</mo>
          </mrow>
        </mrow>
      </msup>
    </mrow>
    <annotation encoding="StarMath 5.0">%iphi (bold{r} + %DELTA bold{r}) `=` e^{(%DELTA bold{r} cdot nabla ) ` %iphi (bold{r}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3:32:55.868000000</meta:creation-date>
    <meta:generator>LibreOffice/4.1.4.2$Windows_x86 LibreOffice_project/0a0440ccc0227ad9829de5f46be37cfb6edcf72</meta:generator>
  </office:meta>
</office:document-meta>
</file>